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宋体" svg:font-family="宋体"/>
    <style:font-face style:name="Cambria" svg:font-family="Cambria"/>
    <style:font-face style:name="Courier 10 Pitch" svg:font-family="&quot;Courier 10 Pitch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style:font-name="Courier 10 Pitch" style:font-name-asian="Courier 10 Pitch" style:font-name-complex="Courier 10 Pitch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33CC66"/>
      <style:text-properties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ext-properties style:font-name="Courier 10 Pitch" style:font-name-asian="Courier 10 Pitch" style:font-name-complex="Courier 10 Pitch" fo:font-size="12pt" style:font-size-asian="12pt" style:font-size-complex="12pt"/>
    </style:style>
    <style:style style:name="ce7" style:family="table-cell" style:parent-style-name="_24120__35268__689-736-400_1" style:data-style-name="N38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_24120__35268__689-736-400_1" style:data-style-name="N0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_24120__35268__470-1_1" style:data-style-name="N41">
      <style:table-cell-properties fo:border="thin dotted #000000" style:vertical-align="middle" fo:background-color="#8EA9DB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_24120__35268__689-736-400_1" style:data-style-name="N43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_24120__35268__689-736-400_1" style:data-style-name="N44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ackground-color="#8EA9DB"/>
    </style:style>
    <style:style style:name="ce13" style:family="table-cell" style:parent-style-name="_24120__35268__689-736-400_1" style:data-style-name="N0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_24120__35268__689-736-400_1" style:data-style-name="N44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_24120__35268__689-736-400_1" style:data-style-name="N43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_24120__35268__727-450-2" style:data-style-name="N38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_24120__35268__727-450-2" style:data-style-name="N0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_24120__35268__727-450-2" style:data-style-name="N43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_24120__35268__727-450-2" style:data-style-name="N44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_24120__35268__727-450-2" style:data-style-name="N0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_24120__35268__727-450-2" style:data-style-name="N44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_24120__35268__727-450-2" style:data-style-name="N43">
      <style:table-cell-properties fo:border="thin dotte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01" table:default-cell-style-name="ce6"/>
        <table:table-column table:style-name="co6" table:number-columns-repeated="813" table:default-cell-style-name="ce1"/>
        <table:table-column table:style-name="co10" table:number-columns-repeated="15362" table:default-cell-style-name="ce1"/>
        <table:table-row table:style-name="ro1">
          <table:table-cell office:value-type="string" table:style-name="ce2">
            <text:p>Lote</text:p>
          </table:table-cell>
          <table:table-cell office:value-type="string" table:style-name="ce3">
            <text:p>Longitud</text:p>
          </table:table-cell>
          <table:table-cell office:value-type="string" table:style-name="ce2">
            <text:p>Ancho</text:p>
          </table:table-cell>
          <table:table-cell office:value-type="string" table:style-name="ce2">
            <text:p>Espesor</text:p>
          </table:table-cell>
          <table:table-cell office:value-type="string" table:style-name="ce4">
            <text:p>Encogimiento</text:p>
          </table:table-cell>
          <table:table-cell office:value-type="string" table:style-name="ce5">
            <text:p>Peso</text:p>
          </table:table-cell>
          <table:table-cell office:value-type="string" table:style-name="ce2">
            <text:p>Número</text:p>
          </table:table-cell>
          <table:table-cell office:value-type="string" table:style-name="ce4">
            <text:p>Tarima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1420-01</text:p>
          </table:table-cell>
          <table:table-cell office:value-type="float" office:value="2230" table:style-name="ce8">
            <text:p>2230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5.15" table:style-name="ce10">
            <text:p>55.15<text:s/></text:p>
          </table:table-cell>
          <table:table-cell office:value-type="float" office:value="1" table:style-name="ce11">
            <text:p>1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1420-02</text:p>
          </table:table-cell>
          <table:table-cell office:value-type="float" office:value="2250" table:style-name="ce8">
            <text:p>2250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2" table:style-name="ce10">
            <text:p>56.20<text:s/></text:p>
          </table:table-cell>
          <table:table-cell office:value-type="float" office:value="2" table:style-name="ce11">
            <text:p>2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1620-01</text:p>
          </table:table-cell>
          <table:table-cell office:value-type="float" office:value="2270" table:style-name="ce8">
            <text:p>2270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75" table:style-name="ce10">
            <text:p>56.75<text:s/></text:p>
          </table:table-cell>
          <table:table-cell office:value-type="float" office:value="3" table:style-name="ce11">
            <text:p>3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1620-02</text:p>
          </table:table-cell>
          <table:table-cell office:value-type="float" office:value="2270" table:style-name="ce8">
            <text:p>2270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8" table:style-name="ce10">
            <text:p>56.80<text:s/></text:p>
          </table:table-cell>
          <table:table-cell office:value-type="float" office:value="4" table:style-name="ce11">
            <text:p>4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2000-01</text:p>
          </table:table-cell>
          <table:table-cell office:value-type="float" office:value="2298" table:style-name="ce8">
            <text:p>2298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55" table:style-name="ce10">
            <text:p>56.55<text:s/></text:p>
          </table:table-cell>
          <table:table-cell office:value-type="float" office:value="5" table:style-name="ce11">
            <text:p>5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2000-02</text:p>
          </table:table-cell>
          <table:table-cell office:value-type="float" office:value="2298" table:style-name="ce8">
            <text:p>2298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55" table:style-name="ce10">
            <text:p>56.55<text:s/></text:p>
          </table:table-cell>
          <table:table-cell office:value-type="float" office:value="6" table:style-name="ce11">
            <text:p>6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2155-01</text:p>
          </table:table-cell>
          <table:table-cell office:value-type="float" office:value="2305" table:style-name="ce8">
            <text:p>2305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6" table:style-name="ce10">
            <text:p>56.60<text:s/></text:p>
          </table:table-cell>
          <table:table-cell office:value-type="float" office:value="7" table:style-name="ce11">
            <text:p>7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812132155-02</text:p>
          </table:table-cell>
          <table:table-cell office:value-type="float" office:value="2305" table:style-name="ce8">
            <text:p>2305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9" table:style-name="ce10">
            <text:p>56.90<text:s/></text:p>
          </table:table-cell>
          <table:table-cell office:value-type="float" office:value="8" table:style-name="ce11">
            <text:p>8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912130335-01</text:p>
          </table:table-cell>
          <table:table-cell office:value-type="float" office:value="2302" table:style-name="ce8">
            <text:p>2302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7.2" table:style-name="ce10">
            <text:p>57.20<text:s/></text:p>
          </table:table-cell>
          <table:table-cell office:value-type="float" office:value="9" table:style-name="ce11">
            <text:p>9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912130335-02</text:p>
          </table:table-cell>
          <table:table-cell office:value-type="float" office:value="2302" table:style-name="ce8">
            <text:p>2302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7.2" table:style-name="ce10">
            <text:p>57.20<text:s/></text:p>
          </table:table-cell>
          <table:table-cell office:value-type="float" office:value="10" table:style-name="ce11">
            <text:p>10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475401912130713-01</text:p>
          </table:table-cell>
          <table:table-cell office:value-type="float" office:value="2307" table:style-name="ce8">
            <text:p>2307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8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5.95" table:style-name="ce10">
            <text:p>55.95<text:s/></text:p>
          </table:table-cell>
          <table:table-cell office:value-type="float" office:value="11" table:style-name="ce11">
            <text:p>11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02475401912130713-02</text:p>
          </table:table-cell>
          <table:table-cell office:value-type="float" office:value="2307" table:style-name="ce14">
            <text:p>2307<text:s/>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13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7.15" table:style-name="ce15">
            <text:p>57.15<text:s/></text:p>
          </table:table-cell>
          <table:table-cell office:value-type="float" office:value="12" table:style-name="ce11">
            <text:p>12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02475401912130520-01</text:p>
          </table:table-cell>
          <table:table-cell office:value-type="float" office:value="2295" table:style-name="ce14">
            <text:p>2295<text:s/>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13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5" table:style-name="ce15">
            <text:p>56.50<text:s/></text:p>
          </table:table-cell>
          <table:table-cell office:value-type="float" office:value="13" table:style-name="ce11">
            <text:p>13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02475401912130520-02</text:p>
          </table:table-cell>
          <table:table-cell office:value-type="float" office:value="2295" table:style-name="ce14">
            <text:p>2295<text:s/>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13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7.05" table:style-name="ce15">
            <text:p>57.05<text:s/></text:p>
          </table:table-cell>
          <table:table-cell office:value-type="float" office:value="14" table:style-name="ce11">
            <text:p>14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02475401812132345-01</text:p>
          </table:table-cell>
          <table:table-cell office:value-type="float" office:value="2303" table:style-name="ce14">
            <text:p>2303<text:s/>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13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7.05" table:style-name="ce15">
            <text:p>57.05<text:s/></text:p>
          </table:table-cell>
          <table:table-cell office:value-type="float" office:value="15" table:style-name="ce11">
            <text:p>15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02475401812132345-02</text:p>
          </table:table-cell>
          <table:table-cell office:value-type="float" office:value="2303" table:style-name="ce14">
            <text:p>2303<text:s/>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13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7.1" table:style-name="ce15">
            <text:p>57.10<text:s/></text:p>
          </table:table-cell>
          <table:table-cell office:value-type="float" office:value="16" table:style-name="ce11">
            <text:p>16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02475401912130135-01</text:p>
          </table:table-cell>
          <table:table-cell office:value-type="float" office:value="2303" table:style-name="ce14">
            <text:p>2303<text:s/>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13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7.1" table:style-name="ce15">
            <text:p>57.10<text:s/></text:p>
          </table:table-cell>
          <table:table-cell office:value-type="float" office:value="17" table:style-name="ce11">
            <text:p>17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02475401912130135-02</text:p>
          </table:table-cell>
          <table:table-cell office:value-type="float" office:value="2303" table:style-name="ce14">
            <text:p>2303<text:s/></text:p>
          </table:table-cell>
          <table:table-cell office:value-type="float" office:value="450" table:style-name="ce8">
            <text:p>450</text:p>
          </table:table-cell>
          <table:table-cell office:value-type="float" office:value="40" table:style-name="ce13">
            <text:p>40</text:p>
          </table:table-cell>
          <table:table-cell office:value-type="string" table:style-name="ce9">
            <text:p>50%-16%</text:p>
          </table:table-cell>
          <table:table-cell office:value-type="float" office:value="56.9" table:style-name="ce15">
            <text:p>56.90<text:s/></text:p>
          </table:table-cell>
          <table:table-cell office:value-type="float" office:value="18" table:style-name="ce11">
            <text:p>18<text:s/></text:p>
          </table:table-cell>
          <table:table-cell office:value-type="string" table:style-name="ce12">
            <text:p>140218-727.450-01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0900-01</text:p>
          </table:table-cell>
          <table:table-cell office:value-type="float" office:value="2306" table:style-name="ce17">
            <text:p>2306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2" table:style-name="ce18">
            <text:p>57.20<text:s/></text:p>
          </table:table-cell>
          <table:table-cell office:value-type="float" office:value="19" table:style-name="ce19">
            <text:p>19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0900-02</text:p>
          </table:table-cell>
          <table:table-cell office:value-type="float" office:value="2306" table:style-name="ce17">
            <text:p>2306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2" table:style-name="ce18">
            <text:p>57.20<text:s/></text:p>
          </table:table-cell>
          <table:table-cell office:value-type="float" office:value="20" table:style-name="ce19">
            <text:p>20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050-01</text:p>
          </table:table-cell>
          <table:table-cell office:value-type="float" office:value="2296" table:style-name="ce17">
            <text:p>2296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6.7" table:style-name="ce18">
            <text:p>56.70<text:s/></text:p>
          </table:table-cell>
          <table:table-cell office:value-type="float" office:value="21" table:style-name="ce19">
            <text:p>21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050-02</text:p>
          </table:table-cell>
          <table:table-cell office:value-type="float" office:value="2296" table:style-name="ce17">
            <text:p>2296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6.75" table:style-name="ce18">
            <text:p>56.75<text:s/></text:p>
          </table:table-cell>
          <table:table-cell office:value-type="float" office:value="22" table:style-name="ce19">
            <text:p>22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240-01</text:p>
          </table:table-cell>
          <table:table-cell office:value-type="float" office:value="2310" table:style-name="ce17">
            <text:p>2310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55" table:style-name="ce18">
            <text:p>57.55<text:s/></text:p>
          </table:table-cell>
          <table:table-cell office:value-type="float" office:value="23" table:style-name="ce19">
            <text:p>23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240-02</text:p>
          </table:table-cell>
          <table:table-cell office:value-type="float" office:value="2310" table:style-name="ce17">
            <text:p>2310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55" table:style-name="ce18">
            <text:p>57.55<text:s/></text:p>
          </table:table-cell>
          <table:table-cell office:value-type="float" office:value="24" table:style-name="ce19">
            <text:p>24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455-01</text:p>
          </table:table-cell>
          <table:table-cell office:value-type="float" office:value="2314" table:style-name="ce17">
            <text:p>2314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9" table:style-name="ce18">
            <text:p>57.90<text:s/></text:p>
          </table:table-cell>
          <table:table-cell office:value-type="float" office:value="25" table:style-name="ce19">
            <text:p>25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455-02</text:p>
          </table:table-cell>
          <table:table-cell office:value-type="float" office:value="2314" table:style-name="ce17">
            <text:p>2314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9" table:style-name="ce18">
            <text:p>57.90<text:s/></text:p>
          </table:table-cell>
          <table:table-cell office:value-type="float" office:value="26" table:style-name="ce19">
            <text:p>26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620-01</text:p>
          </table:table-cell>
          <table:table-cell office:value-type="float" office:value="2297" table:style-name="ce17">
            <text:p>2297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55" table:style-name="ce18">
            <text:p>57.55<text:s/></text:p>
          </table:table-cell>
          <table:table-cell office:value-type="float" office:value="27" table:style-name="ce19">
            <text:p>27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1620-02</text:p>
          </table:table-cell>
          <table:table-cell office:value-type="float" office:value="2297" table:style-name="ce17">
            <text:p>2297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55" table:style-name="ce18">
            <text:p>57.55<text:s/></text:p>
          </table:table-cell>
          <table:table-cell office:value-type="float" office:value="28" table:style-name="ce19">
            <text:p>28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02475401912132014-01</text:p>
          </table:table-cell>
          <table:table-cell office:value-type="float" office:value="2316" table:style-name="ce17">
            <text:p>2316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17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45" table:style-name="ce18">
            <text:p>57.45<text:s/></text:p>
          </table:table-cell>
          <table:table-cell office:value-type="float" office:value="29" table:style-name="ce19">
            <text:p>29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02475401912132014-02</text:p>
          </table:table-cell>
          <table:table-cell office:value-type="float" office:value="2316" table:style-name="ce21">
            <text:p>2316<text:s/>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20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35" table:style-name="ce22">
            <text:p>57.35<text:s/></text:p>
          </table:table-cell>
          <table:table-cell office:value-type="float" office:value="30" table:style-name="ce19">
            <text:p>30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02475401912131820-01</text:p>
          </table:table-cell>
          <table:table-cell office:value-type="float" office:value="2260" table:style-name="ce21">
            <text:p>2260<text:s/>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20">
            <text:p>40</text:p>
          </table:table-cell>
          <table:table-cell office:value-type="string" table:style-name="ce9">
            <text:p>50%16%</text:p>
          </table:table-cell>
          <table:table-cell office:value-type="float" office:value="56.45" table:style-name="ce22">
            <text:p>56.45<text:s/></text:p>
          </table:table-cell>
          <table:table-cell office:value-type="float" office:value="31" table:style-name="ce19">
            <text:p>31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02475401912131820-02</text:p>
          </table:table-cell>
          <table:table-cell office:value-type="float" office:value="2260" table:style-name="ce21">
            <text:p>2260<text:s/>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20">
            <text:p>40</text:p>
          </table:table-cell>
          <table:table-cell office:value-type="string" table:style-name="ce9">
            <text:p>50%16%</text:p>
          </table:table-cell>
          <table:table-cell office:value-type="float" office:value="56.35" table:style-name="ce22">
            <text:p>56.35<text:s/></text:p>
          </table:table-cell>
          <table:table-cell office:value-type="float" office:value="32" table:style-name="ce19">
            <text:p>32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02475402012130155-01</text:p>
          </table:table-cell>
          <table:table-cell office:value-type="float" office:value="2296" table:style-name="ce21">
            <text:p>2296<text:s/>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20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.1" table:style-name="ce22">
            <text:p>57.10<text:s/></text:p>
          </table:table-cell>
          <table:table-cell office:value-type="float" office:value="33" table:style-name="ce19">
            <text:p>33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02475402012130155-02</text:p>
          </table:table-cell>
          <table:table-cell office:value-type="float" office:value="2296" table:style-name="ce21">
            <text:p>2296<text:s/>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20">
            <text:p>40</text:p>
          </table:table-cell>
          <table:table-cell office:value-type="string" table:style-name="ce9">
            <text:p>50%16%</text:p>
          </table:table-cell>
          <table:table-cell office:value-type="float" office:value="57" table:style-name="ce22">
            <text:p>57.00<text:s/></text:p>
          </table:table-cell>
          <table:table-cell office:value-type="float" office:value="34" table:style-name="ce19">
            <text:p>34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02475402012130340-01</text:p>
          </table:table-cell>
          <table:table-cell office:value-type="float" office:value="2294" table:style-name="ce21">
            <text:p>2294<text:s/>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20">
            <text:p>40</text:p>
          </table:table-cell>
          <table:table-cell office:value-type="string" table:style-name="ce9">
            <text:p>50%16%</text:p>
          </table:table-cell>
          <table:table-cell office:value-type="float" office:value="56.75" table:style-name="ce22">
            <text:p>56.75<text:s/></text:p>
          </table:table-cell>
          <table:table-cell office:value-type="float" office:value="35" table:style-name="ce19">
            <text:p>35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02475402012130340-02</text:p>
          </table:table-cell>
          <table:table-cell office:value-type="float" office:value="2294" table:style-name="ce21">
            <text:p>2294<text:s/></text:p>
          </table:table-cell>
          <table:table-cell office:value-type="float" office:value="450" table:style-name="ce17">
            <text:p>450</text:p>
          </table:table-cell>
          <table:table-cell office:value-type="float" office:value="40" table:style-name="ce20">
            <text:p>40</text:p>
          </table:table-cell>
          <table:table-cell office:value-type="string" table:style-name="ce9">
            <text:p>50%16%</text:p>
          </table:table-cell>
          <table:table-cell office:value-type="float" office:value="56.8" table:style-name="ce22">
            <text:p>56.80<text:s/></text:p>
          </table:table-cell>
          <table:table-cell office:value-type="float" office:value="36" table:style-name="ce19">
            <text:p>36<text:s/></text:p>
          </table:table-cell>
          <table:table-cell office:value-type="string" table:style-name="ce12">
            <text:p>140220-727.450-02</text:p>
          </table:table-cell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宋体" svg:font-family="宋体"/>
    <style:font-face style:name="Cambria" svg:font-family="Cambria"/>
    <style:font-face style:name="Courier 10 Pitch" svg:font-family="&quot;Courier 10 Pitch&quot;"/>
  </office:font-face-decls>
  <office:styles>
    <number:number-style style:name="N0">
      <number:number number:min-integer-digits="1"/>
    </number:number-style>
    <number:number-style style:name="N38">
      <number:number number:decimal-places="0" number:min-integer-digits="6"/>
    </number:number-style>
    <number:currency-style style:name="N40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40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40P0"/>
    </number:currency-style>
    <number:number-style style:name="N41P0">
      <number:number number:decimal-places="1" number:min-integer-digits="1"/>
      <number:text> </number:text>
    </number:number-style>
    <number:number-style style:name="N41">
      <style:text-properties fo:color="#FF0000"/>
      <number:text>(</number:text>
      <number:number number:decimal-places="1" number:min-integer-digits="1"/>
      <number:text>)</number:text>
      <style:map style:condition="value()&gt;=0" style:apply-style-name="N41P0"/>
    </number:number-style>
    <number:number-style style:name="N43P0">
      <number:number number:decimal-places="2" number:min-integer-digits="1"/>
      <number:text> </number:text>
    </number:number-style>
    <number:number-style style:name="N43">
      <style:text-properties fo:color="#FF0000"/>
      <number:text>(</number:text>
      <number:number number:decimal-places="2" number:min-integer-digits="1"/>
      <number:text>)</number:text>
      <style:map style:condition="value()&gt;=0" style:apply-style-name="N43P0"/>
    </number:number-style>
    <number:number-style style:name="N44P0">
      <number:number number:decimal-places="0" number:min-integer-digits="1">
        <number:embedded-text number:position="0"> </number:embedded-text>
      </number:number>
    </number:number-style>
    <number:number-style style:name="N44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style:style style:name="_50_0_37__32_-_32__201_nfasis1_32_2" style:display-name="20% - Énfasis1 2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_201_nfasis2_32_2" style:display-name="20% - Énfasis2 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0_0_37__32_-_32__201_nfasis3_32_2" style:display-name="20% - Énfasis3 2" style:family="table-cell" style:data-style-name="N0">
      <style:table-cell-properties style:vertical-align="automatic" fo:background-color="#FFFFCC"/>
      <style:text-properties fo:color="#000000" style:font-name="Calibri" style:font-name-asian="Calibri" style:font-name-complex="Calibri"/>
    </style:style>
    <style:style style:name="_50_0_37__32_-_32__201_nfasis4_32_2" style:display-name="20% - Énfasis4 2" style:family="table-cell" style:data-style-name="N0">
      <style:table-cell-properties style:vertical-align="automatic" fo:background-color="#FFFFFF"/>
      <style:text-properties fo:color="#000000" style:font-name="Calibri" style:font-name-asian="Calibri" style:font-name-complex="Calibri"/>
    </style:style>
    <style:style style:name="_50_0_37__32_-_32__201_nfasis5_32_2" style:display-name="20% - Énfasis5 2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/>
    </style:style>
    <style:style style:name="_50_0_37__32_-_32__201_nfasis6_32_2" style:display-name="20% - Énfasis6 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0_0_37__32_-_32__24378__35843__25991__23383__39068__33394__32_1" style:display-name="20% - 强调文字颜色 1" style:family="table-cell" style:data-style-name="N0">
      <style:table-cell-properties style:vertical-align="automatic" fo:background-color="#CCCCFF"/>
      <style:text-properties fo:color="#000000" style:font-name="宋体" style:font-name-asian="宋体" style:font-name-complex="宋体"/>
    </style:style>
    <style:style style:name="_50_0_37__32_-_32__24378__35843__25991__23383__39068__33394__32_2" style:display-name="20% - 强调文字颜色 2" style:family="table-cell" style:data-style-name="N0">
      <style:table-cell-properties style:vertical-align="automatic" fo:background-color="#FF99CC"/>
      <style:text-properties fo:color="#000000" style:font-name="宋体" style:font-name-asian="宋体" style:font-name-complex="宋体"/>
    </style:style>
    <style:style style:name="_50_0_37__32_-_32__24378__35843__25991__23383__39068__33394__32_3" style:display-name="20% - 强调文字颜色 3" style:family="table-cell" style:data-style-name="N0">
      <style:table-cell-properties style:vertical-align="automatic" fo:background-color="#CCFFCC"/>
      <style:text-properties fo:color="#000000" style:font-name="宋体" style:font-name-asian="宋体" style:font-name-complex="宋体"/>
    </style:style>
    <style:style style:name="_50_0_37__32_-_32__24378__35843__25991__23383__39068__33394__32_4" style:display-name="20% - 强调文字颜色 4" style:family="table-cell" style:data-style-name="N0">
      <style:table-cell-properties style:vertical-align="automatic" fo:background-color="#CC99FF"/>
      <style:text-properties fo:color="#000000" style:font-name="宋体" style:font-name-asian="宋体" style:font-name-complex="宋体"/>
    </style:style>
    <style:style style:name="_50_0_37__32_-_32__24378__35843__25991__23383__39068__33394__32_5" style:display-name="20% - 强调文字颜色 5" style:family="table-cell" style:data-style-name="N0">
      <style:table-cell-properties style:vertical-align="automatic" fo:background-color="#CCFFFF"/>
      <style:text-properties fo:color="#000000" style:font-name="宋体" style:font-name-asian="宋体" style:font-name-complex="宋体"/>
    </style:style>
    <style:style style:name="_50_0_37__32_-_32__24378__35843__25991__23383__39068__33394__32_6" style:display-name="20% - 强调文字颜色 6" style:family="table-cell" style:data-style-name="N0">
      <style:table-cell-properties style:vertical-align="automatic" fo:background-color="#FFCC99"/>
      <style:text-properties fo:color="#000000" style:font-name="宋体" style:font-name-asian="宋体" style:font-name-complex="宋体"/>
    </style:style>
    <style:style style:name="_52_0_37__32_-_32__201_nfasis1_32_2" style:display-name="40% - Énfasis1 2" style:family="table-cell" style:data-style-name="N0">
      <style:table-cell-properties style:vertical-align="automatic" fo:background-color="#C0C0C0"/>
      <style:text-properties fo:color="#000000" style:font-name="Calibri" style:font-name-asian="Calibri" style:font-name-complex="Calibri"/>
    </style:style>
    <style:style style:name="_52_0_37__32_-_32__201_nfasis2_32_2" style:display-name="40% - Énfasis2 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/>
    </style:style>
    <style:style style:name="_52_0_37__32_-_32__201_nfasis3_32_2" style:display-name="40% - Énfasis3 2" style:family="table-cell" style:data-style-name="N0">
      <style:table-cell-properties style:vertical-align="automatic" fo:background-color="#FFFF99"/>
      <style:text-properties fo:color="#000000" style:font-name="Calibri" style:font-name-asian="Calibri" style:font-name-complex="Calibri"/>
    </style:style>
    <style:style style:name="_52_0_37__32_-_32__201_nfasis4_32_2" style:display-name="40% - Énfasis4 2" style:family="table-cell" style:data-style-name="N0">
      <style:table-cell-properties style:vertical-align="automatic" fo:background-color="#C0C0C0"/>
      <style:text-properties fo:color="#000000" style:font-name="Calibri" style:font-name-asian="Calibri" style:font-name-complex="Calibri"/>
    </style:style>
    <style:style style:name="_52_0_37__32_-_32__201_nfasis5_32_2" style:display-name="40% - Énfasis5 2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/>
    </style:style>
    <style:style style:name="_52_0_37__32_-_32__201_nfasis6_32_2" style:display-name="40% - Énfasis6 2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/>
    </style:style>
    <style:style style:name="_52_0_37__32_-_32__24378__35843__25991__23383__39068__33394__32_1" style:display-name="40% - 强调文字颜色 1" style:family="table-cell" style:data-style-name="N0">
      <style:table-cell-properties style:vertical-align="automatic" fo:background-color="#99CCFF"/>
      <style:text-properties fo:color="#000000" style:font-name="宋体" style:font-name-asian="宋体" style:font-name-complex="宋体"/>
    </style:style>
    <style:style style:name="_52_0_37__32_-_32__24378__35843__25991__23383__39068__33394__32_2" style:display-name="40% - 强调文字颜色 2" style:family="table-cell" style:data-style-name="N0">
      <style:table-cell-properties style:vertical-align="automatic" fo:background-color="#FF8080"/>
      <style:text-properties fo:color="#000000" style:font-name="宋体" style:font-name-asian="宋体" style:font-name-complex="宋体"/>
    </style:style>
    <style:style style:name="_52_0_37__32_-_32__24378__35843__25991__23383__39068__33394__32_3" style:display-name="40% - 强调文字颜色 3" style:family="table-cell" style:data-style-name="N0">
      <style:table-cell-properties style:vertical-align="automatic" fo:background-color="#00FF00"/>
      <style:text-properties fo:color="#000000" style:font-name="宋体" style:font-name-asian="宋体" style:font-name-complex="宋体"/>
    </style:style>
    <style:style style:name="_52_0_37__32_-_32__24378__35843__25991__23383__39068__33394__32_4" style:display-name="40% - 强调文字颜色 4" style:family="table-cell" style:data-style-name="N0">
      <style:table-cell-properties style:vertical-align="automatic" fo:background-color="#CC99FF"/>
      <style:text-properties fo:color="#000000" style:font-name="宋体" style:font-name-asian="宋体" style:font-name-complex="宋体"/>
    </style:style>
    <style:style style:name="_52_0_37__32_-_32__24378__35843__25991__23383__39068__33394__32_5" style:display-name="40% - 强调文字颜色 5" style:family="table-cell" style:data-style-name="N0">
      <style:table-cell-properties style:vertical-align="automatic" fo:background-color="#99CCFF"/>
      <style:text-properties fo:color="#000000" style:font-name="宋体" style:font-name-asian="宋体" style:font-name-complex="宋体"/>
    </style:style>
    <style:style style:name="_52_0_37__32_-_32__24378__35843__25991__23383__39068__33394__32_6" style:display-name="40% - 强调文字颜色 6" style:family="table-cell" style:data-style-name="N0">
      <style:table-cell-properties style:vertical-align="automatic" fo:background-color="#FFCC00"/>
      <style:text-properties fo:color="#000000" style:font-name="宋体" style:font-name-asian="宋体" style:font-name-complex="宋体"/>
    </style:style>
    <style:style style:name="_54_0_37__32_-_32__201_nfasis1_32_2" style:display-name="60% - Énfasis1 2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_54_0_37__32_-_32__201_nfasis2_32_2" style:display-name="60% - Énfasis2 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1_nfasis3_32_2" style:display-name="60% - Énfasis3 2" style:family="table-cell" style:data-style-name="N0">
      <style:table-cell-properties style:vertical-align="automatic" fo:background-color="#33CC66"/>
      <style:text-properties fo:color="#FFFFFF" style:font-name="Calibri" style:font-name-asian="Calibri" style:font-name-complex="Calibri"/>
    </style:style>
    <style:style style:name="_54_0_37__32_-_32__201_nfasis4_32_2" style:display-name="60% - Énfasis4 2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/>
    </style:style>
    <style:style style:name="_54_0_37__32_-_32__201_nfasis5_32_2" style:display-name="60% - Énfasis5 2" style:family="table-cell" style:data-style-name="N0">
      <style:table-cell-properties style:vertical-align="automatic" fo:background-color="#99CCFF"/>
      <style:text-properties fo:color="#FFFFFF" style:font-name="Calibri" style:font-name-asian="Calibri" style:font-name-complex="Calibri"/>
    </style:style>
    <style:style style:name="_54_0_37__32_-_32__201_nfasis6_32_2" style:display-name="60% - Énfasis6 2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_54_0_37__32_-_32__24378__35843__25991__23383__39068__33394__32_1" style:display-name="60% - 强调文字颜色 1" style:family="table-cell" style:data-style-name="N0">
      <style:table-cell-properties style:vertical-align="automatic" fo:background-color="#0066CC"/>
      <style:text-properties fo:color="#FFFFFF" style:font-name="宋体" style:font-name-asian="宋体" style:font-name-complex="宋体"/>
    </style:style>
    <style:style style:name="_54_0_37__32_-_32__24378__35843__25991__23383__39068__33394__32_2" style:display-name="60% - 强调文字颜色 2" style:family="table-cell" style:data-style-name="N0">
      <style:table-cell-properties style:vertical-align="automatic" fo:background-color="#FF8080"/>
      <style:text-properties fo:color="#FFFFFF" style:font-name="宋体" style:font-name-asian="宋体" style:font-name-complex="宋体"/>
    </style:style>
    <style:style style:name="_54_0_37__32_-_32__24378__35843__25991__23383__39068__33394__32_3" style:display-name="60% - 强调文字颜色 3" style:family="table-cell" style:data-style-name="N0">
      <style:table-cell-properties style:vertical-align="automatic" fo:background-color="#00FF00"/>
      <style:text-properties fo:color="#FFFFFF" style:font-name="宋体" style:font-name-asian="宋体" style:font-name-complex="宋体"/>
    </style:style>
    <style:style style:name="_54_0_37__32_-_32__24378__35843__25991__23383__39068__33394__32_4" style:display-name="60% - 强调文字颜色 4" style:family="table-cell" style:data-style-name="N0">
      <style:table-cell-properties style:vertical-align="automatic" fo:background-color="#800080"/>
      <style:text-properties fo:color="#FFFFFF" style:font-name="宋体" style:font-name-asian="宋体" style:font-name-complex="宋体"/>
    </style:style>
    <style:style style:name="_54_0_37__32_-_32__24378__35843__25991__23383__39068__33394__32_5" style:display-name="60% - 强调文字颜色 5" style:family="table-cell" style:data-style-name="N0">
      <style:table-cell-properties style:vertical-align="automatic" fo:background-color="#33CC66"/>
      <style:text-properties fo:color="#FFFFFF" style:font-name="宋体" style:font-name-asian="宋体" style:font-name-complex="宋体"/>
    </style:style>
    <style:style style:name="_54_0_37__32_-_32__24378__35843__25991__23383__39068__33394__32_6" style:display-name="60% - 强调文字颜色 6" style:family="table-cell" style:data-style-name="N0">
      <style:table-cell-properties style:vertical-align="automatic" fo:background-color="#FF9900"/>
      <style:text-properties fo:color="#FFFFFF" style:font-name="宋体" style:font-name-asian="宋体" style:font-name-complex="宋体"/>
    </style:style>
    <style:style style:name="Buena_32_2" style:display-name="Buena 2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_32_2" style:display-name="Cálculo 2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elda_32_de_32_comprobaci_243_n_32_2" style:display-name="Celda de comprobación 2" style:family="table-cell" style:data-style-name="N0">
      <style:table-cell-properties fo:border="thin double #3C3C3C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vinculada_32_2" style:display-name="Celda vinculada 2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Encabezado_32_4_32_2" style:display-name="Encabezado 4 2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_201_nfasis1_32_2" style:display-name="Énfasis1 2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1_nfasis2_32_2" style:display-name="Énfasis2 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1_nfasis3_32_2" style:display-name="Énfasis3 2" style:family="table-cell" style:data-style-name="N0">
      <style:table-cell-properties style:vertical-align="automatic" fo:background-color="#33CC66"/>
      <style:text-properties fo:color="#FFFFFF" style:font-name="Calibri" style:font-name-asian="Calibri" style:font-name-complex="Calibri"/>
    </style:style>
    <style:style style:name="_201_nfasis4_32_2" style:display-name="Énfasis4 2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_201_nfasis5_32_2" style:display-name="Énfasis5 2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1_nfasis6_32_2" style:display-name="Énfasis6 2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_32_2" style:display-name="Entrada 2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_32_2" style:display-name="Incorrecto 2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l_32_2" style:display-name="Neutral 2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宋体" style:font-name-asian="宋体" style:font-name-complex="宋体" fo:font-size="12pt" style:font-size-asian="12pt" style:font-size-complex="12pt"/>
    </style:style>
    <style:style style:name="Normal_32_2_32_2" style:display-name="Normal 2 2" style:family="table-cell" style:data-style-name="N0">
      <style:table-cell-properties style:vertical-align="middle" fo:background-color="transparent"/>
      <style:text-properties style:font-name="宋体" style:font-name-asian="宋体" style:font-name-complex="宋体" fo:font-size="12pt" style:font-size-asian="12pt" style:font-size-complex="12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宋体" style:font-name-asian="宋体" style:font-name-complex="宋体" fo:font-size="12pt" style:font-size-asian="12pt" style:font-size-complex="12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as_32_2" style:display-name="Notas 2" style:family="table-cell" style:data-style-name="N0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_32_2" style:display-name="Salida 2" style:family="table-cell" style:data-style-name="N0">
      <style:table-cell-properties fo:border="thin solid #3C3C3C" style:vertical-align="automatic" fo:background-color="#FFFFFF"/>
      <style:text-properties fo:color="#3C3C3C" style:font-name="Calibri" style:font-name-asian="Calibri" style:font-name-complex="Calibri" fo:font-weight="bold" style:font-weight-asian="bold" style:font-weight-complex="bold"/>
    </style:style>
    <style:style style:name="Texto_32_de_32_advertencia_32_2" style:display-name="Texto de advertencia 2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_32_2" style:display-name="Texto explicativo 2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_32_2" style:display-name="Título 1 2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_32_2" style:display-name="Título 2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_32_2" style:display-name="Título 3 2" style:family="table-cell" style:data-style-name="N0">
      <style:table-cell-properties fo:border-top="none" fo:border-bottom="thin solid #666699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_22909_" style:display-name="好" style:family="table-cell" style:data-style-name="N0">
      <style:table-cell-properties style:vertical-align="automatic" fo:background-color="#CCFFCC"/>
      <style:text-properties fo:color="#008000" style:font-name="宋体" style:font-name-asian="宋体" style:font-name-complex="宋体"/>
    </style:style>
    <style:style style:name="_24046_" style:display-name="差" style:family="table-cell" style:data-style-name="N0">
      <style:table-cell-properties style:vertical-align="automatic" fo:background-color="#FF99CC"/>
      <style:text-properties fo:color="#800080" style:font-name="宋体" style:font-name-asian="宋体" style:font-name-complex="宋体"/>
    </style:style>
    <style:style style:name="_24120__35268__03-23" style:display-name="常规_03-23" style:family="table-cell" style:data-style-name="N0">
      <style:table-cell-properties style:vertical-align="automatic" fo:background-color="transparent"/>
      <style:text-properties style:font-name="宋体" style:font-name-asian="宋体" style:font-name-complex="宋体" fo:font-size="12pt" style:font-size-asian="12pt" style:font-size-complex="12pt"/>
    </style:style>
    <style:style style:name="_24120__35268__470-1_1" style:display-name="常规_470-1_1" style:family="table-cell" style:data-style-name="N0">
      <style:table-cell-properties style:vertical-align="automatic" fo:background-color="transparent"/>
      <style:text-properties style:font-name="宋体" style:font-name-asian="宋体" style:font-name-complex="宋体" fo:font-size="12pt" style:font-size-asian="12pt" style:font-size-complex="12pt"/>
    </style:style>
    <style:style style:name="_24120__35268__689-736-400_1" style:display-name="常规_689-736-400_1" style:family="table-cell" style:data-style-name="N0">
      <style:table-cell-properties style:vertical-align="automatic" fo:background-color="transparent"/>
      <style:text-properties fo:color="#000000" style:font-name="宋体" style:font-name-asian="宋体" style:font-name-complex="宋体" fo:font-size="12pt" style:font-size-asian="12pt" style:font-size-complex="12pt"/>
    </style:style>
    <style:style style:name="_24120__35268__727-450-2" style:display-name="常规_727-450-2" style:family="table-cell" style:data-style-name="N0">
      <style:table-cell-properties style:vertical-align="automatic" fo:background-color="transparent"/>
      <style:text-properties fo:color="#000000" style:font-name="宋体" style:font-name-asian="宋体" style:font-name-complex="宋体" fo:font-size="12pt" style:font-size-asian="12pt" style:font-size-complex="12pt"/>
    </style:style>
    <style:style style:name="_24378__35843__25991__23383__39068__33394__32_1" style:display-name="强调文字颜色 1" style:family="table-cell" style:data-style-name="N0">
      <style:table-cell-properties style:vertical-align="automatic" fo:background-color="#333399"/>
      <style:text-properties fo:color="#FFFFFF" style:font-name="宋体" style:font-name-asian="宋体" style:font-name-complex="宋体"/>
    </style:style>
    <style:style style:name="_24378__35843__25991__23383__39068__33394__32_2" style:display-name="强调文字颜色 2" style:family="table-cell" style:data-style-name="N0">
      <style:table-cell-properties style:vertical-align="automatic" fo:background-color="#FF0000"/>
      <style:text-properties fo:color="#FFFFFF" style:font-name="宋体" style:font-name-asian="宋体" style:font-name-complex="宋体"/>
    </style:style>
    <style:style style:name="_24378__35843__25991__23383__39068__33394__32_3" style:display-name="强调文字颜色 3" style:family="table-cell" style:data-style-name="N0">
      <style:table-cell-properties style:vertical-align="automatic" fo:background-color="#339966"/>
      <style:text-properties fo:color="#FFFFFF" style:font-name="宋体" style:font-name-asian="宋体" style:font-name-complex="宋体"/>
    </style:style>
    <style:style style:name="_24378__35843__25991__23383__39068__33394__32_4" style:display-name="强调文字颜色 4" style:family="table-cell" style:data-style-name="N0">
      <style:table-cell-properties style:vertical-align="automatic" fo:background-color="#800080"/>
      <style:text-properties fo:color="#FFFFFF" style:font-name="宋体" style:font-name-asian="宋体" style:font-name-complex="宋体"/>
    </style:style>
    <style:style style:name="_24378__35843__25991__23383__39068__33394__32_5" style:display-name="强调文字颜色 5" style:family="table-cell" style:data-style-name="N0">
      <style:table-cell-properties style:vertical-align="automatic" fo:background-color="#33CC66"/>
      <style:text-properties fo:color="#FFFFFF" style:font-name="宋体" style:font-name-asian="宋体" style:font-name-complex="宋体"/>
    </style:style>
    <style:style style:name="_24378__35843__25991__23383__39068__33394__32_6" style:display-name="强调文字颜色 6" style:family="table-cell" style:data-style-name="N0">
      <style:table-cell-properties style:vertical-align="automatic" fo:background-color="#FF6600"/>
      <style:text-properties fo:color="#FFFFFF" style:font-name="宋体" style:font-name-asian="宋体" style:font-name-complex="宋体"/>
    </style:style>
    <style:style style:name="_26631__39064_" style:display-name="标题" style:family="table-cell" style:data-style-name="N0">
      <style:table-cell-properties style:vertical-align="automatic" fo:background-color="transparent"/>
      <style:text-properties fo:color="#003366" style:font-name="宋体" style:font-name-asian="宋体" style:font-name-complex="宋体" fo:font-size="18pt" style:font-size-asian="18pt" style:font-size-complex="18pt" fo:font-weight="bold" style:font-weight-asian="bold" style:font-weight-complex="bold"/>
    </style:style>
    <style:style style:name="_26631__39064__32_1" style:display-name="标题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宋体" style:font-name-asian="宋体" style:font-name-complex="宋体" fo:font-size="15pt" style:font-size-asian="15pt" style:font-size-complex="15pt" fo:font-weight="bold" style:font-weight-asian="bold" style:font-weight-complex="bold"/>
    </style:style>
    <style:style style:name="_26631__39064__32_2" style:display-name="标题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宋体" style:font-name-asian="宋体" style:font-name-complex="宋体" fo:font-size="13pt" style:font-size-asian="13pt" style:font-size-complex="13pt" fo:font-weight="bold" style:font-weight-asian="bold" style:font-weight-complex="bold"/>
    </style:style>
    <style:style style:name="_26631__39064__32_3" style:display-name="标题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宋体" style:font-name-asian="宋体" style:font-name-complex="宋体" fo:font-weight="bold" style:font-weight-asian="bold" style:font-weight-complex="bold"/>
    </style:style>
    <style:style style:name="_26631__39064__32_4" style:display-name="标题 4" style:family="table-cell" style:data-style-name="N0">
      <style:table-cell-properties style:vertical-align="automatic" fo:background-color="transparent"/>
      <style:text-properties fo:color="#003366" style:font-name="宋体" style:font-name-asian="宋体" style:font-name-complex="宋体" fo:font-weight="bold" style:font-weight-asian="bold" style:font-weight-complex="bold"/>
    </style:style>
    <style:style style:name="_26816__26597__21333__20803__26684_" style:display-name="检查单元格" style:family="table-cell" style:data-style-name="N0">
      <style:table-cell-properties fo:border="thin double #3C3C3C" style:vertical-align="automatic" fo:background-color="#969696"/>
      <style:text-properties fo:color="#FFFFFF" style:font-name="宋体" style:font-name-asian="宋体" style:font-name-complex="宋体" fo:font-weight="bold" style:font-weight-asian="bold" style:font-weight-complex="bold"/>
    </style:style>
    <style:style style:name="_27719__24635_" style:display-name="汇总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宋体" style:font-name-asian="宋体" style:font-name-complex="宋体" fo:font-weight="bold" style:font-weight-asian="bold" style:font-weight-complex="bold"/>
    </style:style>
    <style:style style:name="_27880__37322_" style:display-name="注释" style:family="table-cell" style:data-style-name="N0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_27880__37322__32_2" style:display-name="注释 2" style:family="table-cell" style:data-style-name="N0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_35299__37322__24615__25991__26412_" style:display-name="解释性文本" style:family="table-cell" style:data-style-name="N0">
      <style:table-cell-properties style:vertical-align="automatic" fo:background-color="transparent"/>
      <style:text-properties fo:color="#808080" style:font-name="宋体" style:font-name-asian="宋体" style:font-name-complex="宋体" fo:font-style="italic" style:font-style-asian="italic" style:font-style-complex="italic"/>
    </style:style>
    <style:style style:name="_35686__21578__25991__26412_" style:display-name="警告文本" style:family="table-cell" style:data-style-name="N0">
      <style:table-cell-properties style:vertical-align="automatic" fo:background-color="transparent"/>
      <style:text-properties fo:color="#FF0000" style:font-name="宋体" style:font-name-asian="宋体" style:font-name-complex="宋体"/>
    </style:style>
    <style:style style:name="_35745__31639_" style:display-name="计算" style:family="table-cell" style:data-style-name="N0">
      <style:table-cell-properties fo:border="thin solid #808080" style:vertical-align="automatic" fo:background-color="#C0C0C0"/>
      <style:text-properties fo:color="#FF9900" style:font-name="宋体" style:font-name-asian="宋体" style:font-name-complex="宋体" fo:font-weight="bold" style:font-weight-asian="bold" style:font-weight-complex="bold"/>
    </style:style>
    <style:style style:name="_36755__20837_" style:display-name="输入" style:family="table-cell" style:data-style-name="N0">
      <style:table-cell-properties fo:border="thin solid #808080" style:vertical-align="automatic" fo:background-color="#FFCC99"/>
      <style:text-properties fo:color="#333399" style:font-name="宋体" style:font-name-asian="宋体" style:font-name-complex="宋体"/>
    </style:style>
    <style:style style:name="_36755__20986_" style:display-name="输出" style:family="table-cell" style:data-style-name="N0">
      <style:table-cell-properties fo:border="thin solid #3C3C3C" style:vertical-align="automatic" fo:background-color="#C0C0C0"/>
      <style:text-properties fo:color="#3C3C3C" style:font-name="宋体" style:font-name-asian="宋体" style:font-name-complex="宋体" fo:font-weight="bold" style:font-weight-asian="bold" style:font-weight-complex="bold"/>
    </style:style>
    <style:style style:name="_36866__20013_" style:display-name="适中" style:family="table-cell" style:data-style-name="N0">
      <style:table-cell-properties style:vertical-align="automatic" fo:background-color="#FFFF99"/>
      <style:text-properties fo:color="#993300" style:font-name="宋体" style:font-name-asian="宋体" style:font-name-complex="宋体"/>
    </style:style>
    <style:style style:name="_38142__25509__21333__20803__26684_" style:display-name="链接单元格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宋体" style:font-name-asian="宋体" style:font-name-complex="宋体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guel Angel</dc:creator>
    <dc:date>2014-02-21T16:25:48Z</dc:date>
    <meta:editing-cycles>1</meta:editing-cycles>
    <meta:editing-duration>PT0S</meta:editing-duration>
  </office:meta>
</office:document-meta>
</file>